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.convert( Text [ ] text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.Message( String subject , String [ ] subjectParams , String body , String [ ] bodyParams , Identifiable sender , Identifiable [ ] recip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Subjec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hasBody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.getSubjec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Message( Text subject , Text body , Identifiable sender , Identifiable [ ] recip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hasSubjec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.getBody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Body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